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aa9a"/>
    </style:style>
    <style:style style:name="P2" style:family="paragraph" style:parent-style-name="Standard">
      <style:text-properties fo:font-size="18pt" officeooo:paragraph-rsid="0002aa9a" style:font-size-asian="18pt" style:font-size-complex="18pt"/>
    </style:style>
    <style:style style:name="P3" style:family="paragraph" style:parent-style-name="Standard">
      <style:text-properties fo:font-size="26pt" officeooo:paragraph-rsid="0002aa9a" style:font-size-asian="26pt" style:font-size-complex="26pt"/>
    </style:style>
    <style:style style:name="P4" style:family="paragraph" style:parent-style-name="Standard">
      <style:text-properties fo:font-size="28pt" officeooo:paragraph-rsid="0002aa9a" fo:background-color="#ffff00" style:font-size-asian="28pt" style:font-size-complex="28pt"/>
    </style:style>
    <style:style style:name="P5" style:family="paragraph" style:parent-style-name="Standard">
      <style:text-properties fo:font-size="18pt" officeooo:paragraph-rsid="0002aa9a" style:font-size-asian="18pt" style:font-size-complex="18pt"/>
    </style:style>
    <style:style style:name="P6" style:family="paragraph" style:parent-style-name="Standard">
      <style:text-properties fo:color="#c9211e" loext:opacity="100%" fo:font-size="18pt" officeooo:paragraph-rsid="0002aa9a" style:font-size-asian="18pt" style:font-size-complex="18pt"/>
    </style:style>
    <style:style style:name="T1" style:family="text">
      <style:text-properties officeooo:rsid="000314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# Start MongoDB</text:p>
      <text:p text:style-name="P4">sudo systemctl start mongod → <text:span text:style-name="T1">in project</text:span></text:p>
      <text:p text:style-name="P2">sudo service mongod start</text:p>
      <text:p text:style-name="P2">mongod</text:p>
      <text:p text:style-name="P2">net start MongoDB <text:s/># Windows</text:p>
      <text:p text:style-name="P2"/>
      <text:p text:style-name="P2"># Stop MongoDB</text:p>
      <text:p text:style-name="P2">sudo systemctl stop mongod</text:p>
      <text:p text:style-name="P2">sudo service mongod stop</text:p>
      <text:p text:style-name="P2">mongod --shutdown</text:p>
      <text:p text:style-name="P2">net stop MongoDB <text:s/># Windows</text:p>
      <text:p text:style-name="P2"/>
      <text:p text:style-name="P2"># Restart MongoDB</text:p>
      <text:p text:style-name="P2">sudo systemctl restart mongod</text:p>
      <text:p text:style-name="P2">sudo service mongod restart</text:p>
      <text:p text:style-name="P2">net restart MongoDB <text:s/># Windows</text:p>
      <text:p text:style-name="P2"/>
      <text:p text:style-name="P2"># Check Status</text:p>
      <text:p text:style-name="P2">sudo systemctl status mongod</text:p>
      <text:p text:style-name="P2"/>
      <text:p text:style-name="P2"/>
      <text:p text:style-name="P6">The error shows port 27017 is already in use. Follow these steps:</text:p>
      <text:p text:style-name="P2"/>
      <text:p text:style-name="P2"># 1. Check what's using port 27017</text:p>
      <text:p text:style-name="P2">sudo lsof -i :27017</text:p>
      <text:p text:style-name="P2"/>
      <text:p text:style-name="P2"># 2. Stop local MongoDB if running</text:p>
      <text:p text:style-name="P2">sudo systemctl stop mongod</text:p>
      <text:p text:style-name="P2"/>
      <text:p text:style-name="P2"># 3. Stop and remove existing containers</text:p>
      <text:p text:style-name="P2">sudo docker-compose down</text:p>
      <text:p text:style-name="P2"/>
      <text:p text:style-name="P2"># 4. Remove all stopped containers and unused resources</text:p>
      <text:p text:style-name="P2">sudo docker system prune</text:p>
      <text:p text:style-name="P2"><text:soft-page-break/></text:p>
      <text:p text:style-name="P2"># 5. Try starting again</text:p>
      <text:p text:style-name="P2">sudo docker-compose up --build</text:p>
      <text:p text:style-name="P2"/>
      <text:p text:style-name="P1"><text:s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7:12:43.154025098</meta:creation-date>
    <dc:date>2024-12-05T15:24:23.923059386</dc:date>
    <meta:editing-duration>PT58M47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2" meta:paragraph-count="28" meta:word-count="129" meta:character-count="743" meta:non-whitespace-character-count="638"/>
  </office:meta>
</office:document-meta>
</file>